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816" calcext:value-type="float">
            <text:p>137.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232" calcext:value-type="float">
            <text:p>132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5104</text:p>
          </table:table-cell>
          <table:table-cell office:value-type="string" calcext:value-type="string">
            <text:p>Panhandle West Quad (NW)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